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порт_23_83AB" style:display-name="порт#83AB" style:family="table">
      <style:table-properties style:width="17.595cm" fo:margin-left="0cm" table:align="left"/>
    </style:style>
    <style:style style:name="порт_23_83AB.A" style:display-name="порт#83AB.A" style:family="table-column">
      <style:table-column-properties style:column-width="1.693cm"/>
    </style:style>
    <style:style style:name="порт_23_83AB.B" style:display-name="порт#83AB.B" style:family="table-column">
      <style:table-column-properties style:column-width="2.249cm"/>
    </style:style>
    <style:style style:name="порт_23_83AB.C" style:display-name="порт#83AB.C" style:family="table-column">
      <style:table-column-properties style:column-width="13.653cm"/>
    </style:style>
    <style:style style:name="порт_23_83AB.A1" style:display-name="порт#83AB.A1" style:family="table-cell">
      <style:table-cell-properties fo:padding="0.097cm" fo:border-left="0.05pt solid #000000" fo:border-right="none" fo:border-top="0.05pt solid #000000" fo:border-bottom="0.05pt solid #000000"/>
    </style:style>
    <style:style style:name="порт_23_83AB.C1" style:display-name="порт#83AB.C1" style:family="table-cell">
      <style:table-cell-properties fo:padding="0.097cm" fo:border="0.05pt solid #000000"/>
    </style:style>
    <style:style style:name="порт_23_83AB.A2" style:display-name="порт#83AB.A2" style:family="table-cell">
      <style:table-cell-properties fo:padding="0.097cm" fo:border-left="0.05pt solid #000000" fo:border-right="none" fo:border-top="none" fo:border-bottom="0.05pt solid #000000"/>
    </style:style>
    <style:style style:name="порт_23_83AB.C2" style:display-name="порт#83AB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2.249cm"/>
    </style:style>
    <style:style style:name="Table1.C" style:family="table-column">
      <style:table-column-properties style:column-width="13.65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2.249cm"/>
    </style:style>
    <style:style style:name="Table2.C" style:family="table-column">
      <style:table-column-properties style:column-width="13.65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Соответствие_5f_адресов_5f_W5300_5f_и_5f_Z80" style:display-name="Соответствие_адресов_W5300_и_Z80" style:family="table">
      <style:table-properties style:width="17.59cm" table:align="margins"/>
    </style:style>
    <style:style style:name="Соответствие_5f_адресов_5f_W5300_5f_и_5f_Z80.A" style:display-name="Соответствие_адресов_W5300_и_Z80.A" style:family="table-column">
      <style:table-column-properties style:column-width="8.795cm" style:rel-column-width="32767*"/>
    </style:style>
    <style:style style:name="Соответствие_5f_адресов_5f_W5300_5f_и_5f_Z80.B" style:display-name="Соответствие_адресов_W5300_и_Z80.B" style:family="table-column">
      <style:table-column-properties style:column-width="8.795cm" style:rel-column-width="32768*"/>
    </style:style>
    <style:style style:name="Соответствие_5f_адресов_5f_W5300_5f_и_5f_Z80.A1" style:display-name="Соответствие_адресов_W5300_и_Z80.A1" style:family="table-cell">
      <style:table-cell-properties fo:padding="0.097cm" fo:border-left="0.05pt solid #000000" fo:border-right="none" fo:border-top="0.05pt solid #000000" fo:border-bottom="0.05pt solid #000000"/>
    </style:style>
    <style:style style:name="Соответствие_5f_адресов_5f_W5300_5f_и_5f_Z80.B1" style:display-name="Соответствие_адресов_W5300_и_Z80.B1" style:family="table-cell">
      <style:table-cell-properties fo:padding="0.097cm" fo:border="0.05pt solid #000000"/>
    </style:style>
    <style:style style:name="Соответствие_5f_адресов_5f_W5300_5f_и_5f_Z80.A2" style:display-name="Соответствие_адресов_W5300_и_Z80.A2" style:family="table-cell">
      <style:table-cell-properties fo:padding="0.097cm" fo:border-left="0.05pt solid #000000" fo:border-right="none" fo:border-top="none" fo:border-bottom="0.05pt solid #000000"/>
    </style:style>
    <style:style style:name="Соответствие_5f_адресов_5f_W5300_5f_и_5f_Z80.B2" style:display-name="Соответствие_адресов_W5300_и_Z8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paragraph-rsid="0016f2cb"/>
    </style:style>
    <style:style style:name="P2" style:family="paragraph" style:parent-style-name="Text_20_body">
      <style:paragraph-properties fo:text-align="start" style:justify-single-word="false"/>
      <style:text-properties officeooo:paragraph-rsid="0020932f"/>
    </style:style>
    <style:style style:name="P3" style:family="paragraph" style:parent-style-name="Text_20_body">
      <style:paragraph-properties fo:text-align="start" style:justify-single-word="false"/>
      <style:text-properties officeooo:paragraph-rsid="0023aa0b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1aaae0"/>
    </style:style>
    <style:style style:name="P6" style:family="paragraph" style:parent-style-name="Table_20_Contents">
      <style:paragraph-properties fo:text-align="start" style:justify-single-word="false"/>
      <style:text-properties officeooo:paragraph-rsid="001c9c0a"/>
    </style:style>
    <style:style style:name="P7" style:family="paragraph" style:parent-style-name="Table_20_Contents">
      <style:paragraph-properties fo:text-align="center" style:justify-single-word="false"/>
      <style:text-properties officeooo:paragraph-rsid="001c9c0a"/>
    </style:style>
    <style:style style:name="P8" style:family="paragraph" style:parent-style-name="Table_20_Contents">
      <style:paragraph-properties fo:text-align="center" style:justify-single-word="false"/>
      <style:text-properties officeooo:paragraph-rsid="001cd36f"/>
    </style:style>
    <style:style style:name="P9" style:family="paragraph" style:parent-style-name="Standard">
      <style:text-properties officeooo:rsid="0020932f" officeooo:paragraph-rsid="0020932f"/>
    </style:style>
    <style:style style:name="P10" style:family="paragraph" style:parent-style-name="Heading_20_5">
      <style:paragraph-properties fo:text-align="center" style:justify-single-word="false"/>
      <style:text-properties officeooo:paragraph-rsid="001c9c0a"/>
    </style:style>
    <style:style style:name="P11" style:family="paragraph" style:parent-style-name="Heading_20_5">
      <style:paragraph-properties fo:text-align="center" style:justify-single-word="false"/>
      <style:text-properties officeooo:paragraph-rsid="001cd36f"/>
    </style:style>
    <style:style style:name="P12" style:family="paragraph" style:parent-style-name="Heading_20_5">
      <style:paragraph-properties fo:text-align="center" style:justify-single-word="false"/>
      <style:text-properties officeooo:paragraph-rsid="0020932f"/>
    </style:style>
    <style:style style:name="P13" style:family="paragraph" style:parent-style-name="Heading_20_5">
      <style:paragraph-properties fo:text-align="center" style:justify-single-word="false"/>
      <style:text-properties officeooo:paragraph-rsid="0021bab9"/>
    </style:style>
    <style:style style:name="P14" style:family="paragraph" style:parent-style-name="Heading_20_5">
      <style:paragraph-properties fo:text-align="center" style:justify-single-word="false"/>
      <style:text-properties officeooo:rsid="0019016f"/>
    </style:style>
    <style:style style:name="P15" style:family="paragraph" style:parent-style-name="Heading_20_5">
      <style:paragraph-properties fo:text-align="center" style:justify-single-word="false"/>
      <style:text-properties officeooo:rsid="0019016f" officeooo:paragraph-rsid="0020932f"/>
    </style:style>
    <style:style style:name="P16" style:family="paragraph" style:parent-style-name="Text_20_body">
      <style:paragraph-properties fo:text-align="start" style:justify-single-word="false"/>
      <style:text-properties officeooo:rsid="0014965b" officeooo:paragraph-rsid="0014965b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4965b" officeooo:paragraph-rsid="0014965b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4965b" officeooo:paragraph-rsid="0014965b"/>
    </style:style>
    <style:style style:name="P19" style:family="paragraph" style:parent-style-name="Text_20_body">
      <style:paragraph-properties fo:text-align="start" style:justify-single-word="false"/>
      <style:text-properties officeooo:paragraph-rsid="0029071c"/>
    </style:style>
    <style:style style:name="P20" style:family="paragraph" style:parent-style-name="Text_20_body">
      <style:paragraph-properties fo:text-align="start" style:justify-single-word="false"/>
      <style:text-properties officeooo:rsid="00150c24" officeooo:paragraph-rsid="00150c24"/>
    </style:style>
    <style:style style:name="P21" style:family="paragraph" style:parent-style-name="Text_20_body">
      <style:paragraph-properties fo:text-align="start" style:justify-single-word="false"/>
      <style:text-properties officeooo:rsid="0016f2cb" officeooo:paragraph-rsid="0016f2cb"/>
    </style:style>
    <style:style style:name="P22" style:family="paragraph" style:parent-style-name="Text_20_body">
      <style:paragraph-properties fo:text-align="start" style:justify-single-word="false"/>
      <style:text-properties officeooo:rsid="0019016f"/>
    </style:style>
    <style:style style:name="P23" style:family="paragraph" style:parent-style-name="Text_20_body">
      <style:paragraph-properties fo:text-align="start" style:justify-single-word="false"/>
      <style:text-properties officeooo:rsid="0021bab9" officeooo:paragraph-rsid="0021bab9"/>
    </style:style>
    <style:style style:name="P24" style:family="paragraph" style:parent-style-name="Text_20_body">
      <style:paragraph-properties fo:text-align="start" style:justify-single-word="false"/>
      <style:text-properties officeooo:rsid="0023aa0b" officeooo:paragraph-rsid="0023aa0b"/>
    </style:style>
    <style:style style:name="P25" style:family="paragraph" style:parent-style-name="Text_20_body">
      <style:paragraph-properties fo:text-align="start" style:justify-single-word="false"/>
      <style:text-properties officeooo:rsid="0025e567" officeooo:paragraph-rsid="0025e567"/>
    </style:style>
    <style:style style:name="P26" style:family="paragraph" style:parent-style-name="Text_20_body">
      <style:paragraph-properties fo:text-align="start" style:justify-single-word="false"/>
      <style:text-properties officeooo:rsid="0026e1ed" officeooo:paragraph-rsid="0026e1ed"/>
    </style:style>
    <style:style style:name="P27" style:family="paragraph" style:parent-style-name="Text_20_body">
      <style:paragraph-properties fo:text-align="start" style:justify-single-word="false"/>
      <style:text-properties fo:language="ru" fo:country="RU" officeooo:rsid="0026e1ed" officeooo:paragraph-rsid="0029071c"/>
    </style:style>
    <style:style style:name="P28" style:family="paragraph" style:parent-style-name="Text_20_body">
      <style:paragraph-properties fo:text-align="start" style:justify-single-word="false"/>
      <style:text-properties fo:language="ru" fo:country="RU" officeooo:paragraph-rsid="0029071c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paragraph-rsid="0029071c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officeooo:paragraph-rsid="0029071c" style:font-size-asian="12pt" style:font-size-complex="12pt"/>
    </style:style>
    <style:style style:name="P31" style:family="paragraph" style:parent-style-name="Text_20_body">
      <style:paragraph-properties fo:text-align="start" style:justify-single-word="false"/>
      <style:text-properties fo:font-size="12pt" fo:language="en" fo:country="US" officeooo:paragraph-rsid="0029071c" style:font-size-asian="12pt" style:font-size-complex="12pt"/>
    </style:style>
    <style:style style:name="P32" style:family="paragraph" style:parent-style-name="Text_20_body">
      <style:paragraph-properties fo:text-align="start" style:justify-single-word="false"/>
      <style:text-properties fo:font-size="12pt" fo:language="ru" fo:country="RU" officeooo:paragraph-rsid="0029071c" style:font-size-asian="12pt" style:font-size-complex="12pt"/>
    </style:style>
    <style:style style:name="P33" style:family="paragraph" style:parent-style-name="Heading_20_2">
      <style:paragraph-properties fo:text-align="center" style:justify-single-word="false"/>
      <style:text-properties officeooo:rsid="0014965b"/>
    </style:style>
    <style:style style:name="P34" style:family="paragraph" style:parent-style-name="Heading_20_2">
      <style:paragraph-properties fo:text-align="center" style:justify-single-word="false"/>
      <style:text-properties officeooo:rsid="0014965b" officeooo:paragraph-rsid="0014965b"/>
    </style:style>
    <style:style style:name="P35" style:family="paragraph" style:parent-style-name="Heading_20_2">
      <style:paragraph-properties fo:text-align="center" style:justify-single-word="false"/>
      <style:text-properties officeooo:rsid="0023aa0b"/>
    </style:style>
    <style:style style:name="P36" style:family="paragraph" style:parent-style-name="Heading_20_2">
      <style:paragraph-properties fo:text-align="center" style:justify-single-word="false"/>
      <style:text-properties officeooo:rsid="0026e1ed" officeooo:paragraph-rsid="0026e1ed"/>
    </style:style>
    <style:style style:name="P37" style:family="paragraph" style:parent-style-name="Heading_20_2" style:master-page-name="Standard">
      <style:paragraph-properties fo:text-align="center" style:justify-single-word="false" style:page-number="auto" fo:break-before="page"/>
      <style:text-properties officeooo:paragraph-rsid="0029071c"/>
    </style:style>
    <style:style style:name="P38" style:family="paragraph" style:parent-style-name="Table_20_Contents">
      <style:paragraph-properties fo:text-align="center" style:justify-single-word="false"/>
      <style:text-properties officeooo:rsid="001aaae0" officeooo:paragraph-rsid="001aaae0"/>
    </style:style>
    <style:style style:name="P39" style:family="paragraph" style:parent-style-name="Table_20_Contents">
      <style:paragraph-properties fo:text-align="center" style:justify-single-word="false"/>
      <style:text-properties officeooo:rsid="001aaae0" officeooo:paragraph-rsid="001c9c0a"/>
    </style:style>
    <style:style style:name="P40" style:family="paragraph" style:parent-style-name="Table_20_Contents">
      <style:paragraph-properties fo:text-align="start" style:justify-single-word="false"/>
      <style:text-properties officeooo:rsid="001aaae0" officeooo:paragraph-rsid="001aaae0"/>
    </style:style>
    <style:style style:name="P41" style:family="paragraph" style:parent-style-name="Table_20_Contents">
      <style:paragraph-properties fo:text-align="center" style:justify-single-word="false"/>
      <style:text-properties officeooo:rsid="001c9c0a" officeooo:paragraph-rsid="001c9c0a"/>
    </style:style>
    <style:style style:name="P42" style:family="paragraph" style:parent-style-name="Table_20_Contents">
      <style:paragraph-properties fo:text-align="center" style:justify-single-word="false"/>
      <style:text-properties officeooo:rsid="001c9c0a" officeooo:paragraph-rsid="001cd36f"/>
    </style:style>
    <style:style style:name="P43" style:family="paragraph" style:parent-style-name="Table_20_Contents">
      <style:paragraph-properties fo:text-align="start" style:justify-single-word="false"/>
      <style:text-properties officeooo:rsid="001c9c0a" officeooo:paragraph-rsid="001c9c0a"/>
    </style:style>
    <style:style style:name="P44" style:family="paragraph" style:parent-style-name="Table_20_Contents">
      <style:paragraph-properties fo:text-align="center" style:justify-single-word="false"/>
      <style:text-properties officeooo:rsid="001cd36f" officeooo:paragraph-rsid="001cd36f"/>
    </style:style>
    <style:style style:name="P45" style:family="paragraph" style:parent-style-name="Table_20_Contents">
      <style:paragraph-properties fo:text-align="start" style:justify-single-word="false"/>
      <style:text-properties officeooo:rsid="001cd36f" officeooo:paragraph-rsid="001cd36f"/>
    </style:style>
    <style:style style:name="P46" style:family="paragraph" style:parent-style-name="Table_20_Contents">
      <style:paragraph-properties fo:text-align="start" style:justify-single-word="false"/>
      <style:text-properties officeooo:rsid="001dd9df" officeooo:paragraph-rsid="001dd9df"/>
    </style:style>
    <style:style style:name="P47" style:family="paragraph" style:parent-style-name="Table_20_Contents">
      <style:paragraph-properties fo:text-align="start" style:justify-single-word="false"/>
      <style:text-properties officeooo:rsid="0025baeb" officeooo:paragraph-rsid="0025baeb"/>
    </style:style>
    <style:style style:name="P48" style:family="paragraph" style:parent-style-name="Table_20_Contents">
      <style:paragraph-properties fo:text-align="start" style:justify-single-word="false"/>
      <style:text-properties officeooo:rsid="0025e567" officeooo:paragraph-rsid="0025e567"/>
    </style:style>
    <style:style style:name="P49" style:family="paragraph" style:parent-style-name="Table_20_Heading">
      <style:text-properties officeooo:rsid="0019016f" officeooo:paragraph-rsid="0019016f"/>
    </style:style>
    <style:style style:name="P50" style:family="paragraph" style:parent-style-name="Table_20_Heading">
      <style:text-properties officeooo:rsid="0019016f" officeooo:paragraph-rsid="001c9c0a"/>
    </style:style>
    <style:style style:name="P51" style:family="paragraph" style:parent-style-name="Table_20_Heading">
      <style:text-properties officeooo:rsid="0019016f" officeooo:paragraph-rsid="001cd36f"/>
    </style:style>
    <style:style style:name="P52" style:family="paragraph" style:parent-style-name="Table_20_Heading">
      <style:text-properties officeooo:rsid="001aaae0" officeooo:paragraph-rsid="001aaae0"/>
    </style:style>
    <style:style style:name="P53" style:family="paragraph" style:parent-style-name="Table_20_Heading">
      <style:text-properties officeooo:rsid="001aaae0" officeooo:paragraph-rsid="001c9c0a"/>
    </style:style>
    <style:style style:name="P54" style:family="paragraph" style:parent-style-name="Table_20_Heading">
      <style:text-properties officeooo:rsid="001aaae0" officeooo:paragraph-rsid="001cd36f"/>
    </style:style>
    <style:style style:name="P55" style:family="paragraph" style:parent-style-name="Table_20_Heading">
      <style:text-properties officeooo:rsid="0025baeb" officeooo:paragraph-rsid="0025baeb"/>
    </style:style>
    <style:style style:name="T1" style:family="text">
      <style:text-properties officeooo:rsid="0016f2cb"/>
    </style:style>
    <style:style style:name="T2" style:family="text">
      <style:text-properties officeooo:rsid="00175113"/>
    </style:style>
    <style:style style:name="T3" style:family="text">
      <style:text-properties officeooo:rsid="00177b4b"/>
    </style:style>
    <style:style style:name="T4" style:family="text">
      <style:text-properties officeooo:rsid="0019016f"/>
    </style:style>
    <style:style style:name="T5" style:family="text">
      <style:text-properties officeooo:rsid="001aaae0"/>
    </style:style>
    <style:style style:name="T6" style:family="text">
      <style:text-properties officeooo:rsid="001c9c0a"/>
    </style:style>
    <style:style style:name="T7" style:family="text">
      <style:text-properties officeooo:rsid="001cd36f"/>
    </style:style>
    <style:style style:name="T8" style:family="text">
      <style:text-properties officeooo:rsid="0020932f"/>
    </style:style>
    <style:style style:name="T9" style:family="text">
      <style:text-properties officeooo:rsid="0021bab9"/>
    </style:style>
    <style:style style:name="T10" style:family="text">
      <style:text-properties officeooo:rsid="0023aa0b"/>
    </style:style>
    <style:style style:name="T11" style:family="text">
      <style:text-properties officeooo:rsid="0023da71"/>
    </style:style>
    <style:style style:name="T12" style:family="text">
      <style:text-properties officeooo:rsid="0026e1ed"/>
    </style:style>
    <style:style style:name="T13" style:family="text">
      <style:text-properties fo:font-size="12pt" fo:font-weight="normal" officeooo:rsid="00238fcd" style:font-size-asian="12pt" style:font-weight-asian="normal" style:font-size-complex="12pt" style:font-weight-complex="normal"/>
    </style:style>
    <style:style style:name="T14" style:family="text">
      <style:text-properties fo:font-size="12pt" fo:language="en" fo:country="US" fo:font-weight="normal" officeooo:rsid="0020c865" style:font-size-asian="12pt" style:font-weight-asian="normal" style:font-size-complex="12pt" style:font-weight-complex="normal"/>
    </style:style>
    <style:style style:name="T15" style:family="text">
      <style:text-properties fo:font-size="12pt" fo:language="en" fo:country="US" fo:font-weight="normal" officeooo:rsid="00238fcd" style:font-size-asian="12pt" style:font-weight-asian="normal" style:font-size-complex="12pt" style:font-weight-complex="normal"/>
    </style:style>
    <style:style style:name="T16" style:family="text">
      <style:text-properties fo:language="en" fo:country="US" officeooo:rsid="001cd99e"/>
    </style:style>
    <style:style style:name="T17" style:family="text">
      <style:text-properties fo:language="en" fo:country="US" officeooo:rsid="001d7a62"/>
    </style:style>
    <style:style style:name="T18" style:family="text">
      <style:text-properties fo:language="en" fo:country="US" officeooo:rsid="001e9e7b"/>
    </style:style>
    <style:style style:name="T19" style:family="text">
      <style:text-properties fo:language="en" fo:country="US" officeooo:rsid="001f0a95"/>
    </style:style>
    <style:style style:name="T20" style:family="text">
      <style:text-properties fo:language="en" fo:country="US" officeooo:rsid="0020c865"/>
    </style:style>
    <style:style style:name="T21" style:family="text">
      <style:text-properties fo:language="en" fo:country="US" officeooo:rsid="00238fcd"/>
    </style:style>
    <style:style style:name="T22" style:family="text">
      <style:text-properties fo:language="en" fo:country="US" fo:font-weight="normal" officeooo:rsid="00238fcd" style:font-weight-asian="normal" style:font-weight-complex="normal"/>
    </style:style>
    <style:style style:name="T23" style:family="text">
      <style:text-properties officeooo:rsid="001cd99e"/>
    </style:style>
    <style:style style:name="T24" style:family="text">
      <style:text-properties fo:font-weight="bold" officeooo:rsid="001cd99e" style:font-weight-asian="bold" style:font-weight-complex="bold"/>
    </style:style>
    <style:style style:name="T25" style:family="text">
      <style:text-properties fo:font-weight="bold" officeooo:rsid="0021abd6" style:font-weight-asian="bold" style:font-weight-complex="bold"/>
    </style:style>
    <style:style style:name="T26" style:family="text">
      <style:text-properties officeooo:rsid="0021abd6"/>
    </style:style>
    <style:style style:name="T27" style:family="text">
      <style:text-properties officeooo:rsid="001e9e7b"/>
    </style:style>
    <style:style style:name="T28" style:family="text">
      <style:text-properties fo:language="ru" fo:country="RU" officeooo:rsid="001e9e7b"/>
    </style:style>
    <style:style style:name="T29" style:family="text">
      <style:text-properties fo:language="ru" fo:country="RU" officeooo:rsid="001f0a95"/>
    </style:style>
    <style:style style:name="T30" style:family="text">
      <style:text-properties officeooo:rsid="0020c865"/>
    </style:style>
    <style:style style:name="T31" style:family="text">
      <style:text-properties officeooo:rsid="001f0a95"/>
    </style:style>
    <style:style style:name="T32" style:family="text">
      <style:text-properties fo:font-weight="normal" officeooo:rsid="0021abd6" style:font-weight-asian="normal" style:font-weight-complex="normal"/>
    </style:style>
    <style:style style:name="T33" style:family="text">
      <style:text-properties fo:font-weight="normal" officeooo:rsid="00238fcd" style:font-weight-asian="normal" style:font-weight-complex="normal"/>
    </style:style>
    <style:style style:name="T34" style:family="text">
      <style:text-properties officeooo:rsid="00238f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XNET+USB – сетевая и USB-карта для ZX.</text:p>
      <text:p text:style-name="P16">Карта ZXNET+USB предназначена для шины NemoBus и Spectrum-совместимых компьютеров.</text:p>
      <text:p text:style-name="P16">Функции: работа с ethernet (в пределах возможностей м/сх WIZnet W5300), работа с USB в режимах “host” и “device” (в пределах возможностей м/сх CYPRESS SL811HS).</text:p>
      <text:p text:style-name="P16"/>
      <text:h text:style-name="P34" text:outline-level="2">Описание карты</text:h>
      <text:p text:style-name="P16">Карта состоит из следующих частей:</text:p>
      <text:list xml:id="list9019528593719367653" text:style-name="L1">
        <text:list-item>
          <text:p text:style-name="P17">М/сх W5300 и SL811HS</text:p>
        </text:list-item>
        <text:list-item>
          <text:p text:style-name="P17">М/сх Altera EPM3064A</text:p>
        </text:list-item>
        <text:list-item>
          <text:p text:style-name="P17">Разъёмы USB и ethernet</text:p>
        </text:list-item>
        <text:list-item>
          <text:p text:style-name="P17">Аналоговые компоненты</text:p>
        </text:list-item>
      </text:list>
      <text:p text:style-name="P16">М/сх EPM3064A выполняет следующие функции:</text:p>
      <text:list xml:id="list6904054187034407137" text:style-name="L2">
        <text:list-item>
          <text:p text:style-name="P18">IO-mapped и memory-mapped доступ к портам W5300 и SL811HS</text:p>
        </text:list-item>
        <text:list-item>
          <text:p text:style-name="P18">IO-порты управления картой</text:p>
        </text:list-item>
        <text:list-item>
          <text:p text:style-name="P18">Генерация прерывания</text:p>
        </text:list-item>
      </text:list>
      <text:p text:style-name="P16"/>
      <text:h text:style-name="P33" text:outline-level="2">Описание портов карты</text:h>
      <text:p text:style-name="P20">ВНИМАНИЕ! Данный документ НЕ ЯВЛЯЕТСЯ описанием работы с микросхемами W5300 и SL811HS! За всей информацией обращайтесь в соответствующие даташиты, ерраты и аппноты.</text:p>
      <text:p text:style-name="P21">Базовый адрес IO-портов: #xxAB. Карта занимает диапазон портов #00AB, #01AB, …, #83AB.</text:p>
      <text:p text:style-name="P1"><text:span text:style-name="T1">Декодирование </text:span><text:span text:style-name="T2">IO-</text:span><text:span text:style-name="T1">адреса производится по битам адреса [7:0], сигнал IORQGE генерируется только на основе адреса, </text:span><text:span text:style-name="T3">выставленного на ША процессором</text:span><text:span text:style-name="T1">.</text:span></text:p>
      <text:h text:style-name="P14" text:outline-level="5">#83AB – порт управления прерываниями и сбросом</text:h>
      <table:table table:name="порт#83AB" table:style-name="порт_23_83AB">
        <table:table-column table:style-name="порт_23_83AB.A"/>
        <table:table-column table:style-name="порт_23_83AB.B"/>
        <table:table-column table:style-name="порт_23_83AB.C"/>
        <table:table-header-rows>
          <table:table-row>
            <table:table-cell table:style-name="порт_23_83AB.A1" office:value-type="string">
              <text:p text:style-name="P49">Биты</text:p>
            </table:table-cell>
            <table:table-cell table:style-name="порт_23_83AB.A1" office:value-type="string">
              <text:p text:style-name="P52">Значение после сброса</text:p>
            </table:table-cell>
            <table:table-cell table:style-name="порт_23_83AB.C1" office:value-type="string">
              <text:p text:style-name="P52">Функция</text:p>
            </table:table-cell>
          </table:table-row>
        </table:table-header-rows>
        <table:table-row>
          <table:table-cell table:style-name="порт_23_83AB.A2" office:value-type="string">
            <text:p text:style-name="P38">7 (R/O)</text:p>
          </table:table-cell>
          <table:table-cell table:style-name="порт_23_83AB.A2" office:value-type="string">
            <text:p text:style-name="P38">-</text:p>
          </table:table-cell>
          <table:table-cell table:style-name="порт_23_83AB.C2" office:value-type="string">
            <text:p text:style-name="P40">Состояние внутреннего сигнала прерывания (1 – есть сигнал). Всегда 0, если биты этого регистра 1 и 0 в нуле.</text:p>
          </table:table-cell>
        </table:table-row>
        <table:table-row>
          <table:table-cell table:style-name="порт_23_83AB.A2" office:value-type="string">
            <text:p text:style-name="P38">6 (R/W)</text:p>
          </table:table-cell>
          <table:table-cell table:style-name="порт_23_83AB.A2" office:value-type="string">
            <text:p text:style-name="P38">0</text:p>
          </table:table-cell>
          <table:table-cell table:style-name="порт_23_83AB.C2" office:value-type="string">
            <text:p text:style-name="P40">Если 1, то внутренний сигнал формирует /INT на ZX-Bus.</text:p>
          </table:table-cell>
        </table:table-row>
        <table:table-row>
          <table:table-cell table:style-name="порт_23_83AB.A2" office:value-type="string">
            <text:p text:style-name="P38">5 (R/W)</text:p>
          </table:table-cell>
          <table:table-cell table:style-name="порт_23_83AB.A2" office:value-type="string">
            <text:p text:style-name="P38">0</text:p>
          </table:table-cell>
          <table:table-cell table:style-name="порт_23_83AB.C2" office:value-type="string">
            <text:p text:style-name="P40">Если 0, то установлен сигнал сброса на SL811HS (nRST=0)</text:p>
          </table:table-cell>
        </table:table-row>
        <table:table-row>
          <table:table-cell table:style-name="порт_23_83AB.A2" office:value-type="string">
            <text:p text:style-name="P38">4 (R/W)</text:p>
          </table:table-cell>
          <table:table-cell table:style-name="порт_23_83AB.A2" office:value-type="string">
            <text:p text:style-name="P38">0</text:p>
          </table:table-cell>
          <table:table-cell table:style-name="порт_23_83AB.C2" office:value-type="string">
            <text:p text:style-name="P5"><text:span text:style-name="T5">Если 0, то установлен сигнал сброса на W5300 </text:span><text:span text:style-name="T6">(/RESET=0)</text:span></text:p>
          </table:table-cell>
        </table:table-row>
        <table:table-row>
          <table:table-cell table:style-name="порт_23_83AB.A2" office:value-type="string">
            <text:p text:style-name="P41">3 (R/W)</text:p>
          </table:table-cell>
          <table:table-cell table:style-name="порт_23_83AB.A2" office:value-type="string">
            <text:p text:style-name="P41">0</text:p>
          </table:table-cell>
          <table:table-cell table:style-name="порт_23_83AB.C2" office:value-type="string">
            <text:p text:style-name="P43">Если 1, то сигнал INTRQ от SL811HS участвует в формировании внутреннего сигнала прерывания.</text:p>
          </table:table-cell>
        </table:table-row>
        <text:soft-page-break/>
        <table:table-row>
          <table:table-cell table:style-name="порт_23_83AB.A2" office:value-type="string">
            <text:p text:style-name="P41">2 (R/W)</text:p>
          </table:table-cell>
          <table:table-cell table:style-name="порт_23_83AB.A2" office:value-type="string">
            <text:p text:style-name="P41">0</text:p>
          </table:table-cell>
          <table:table-cell table:style-name="порт_23_83AB.C2" office:value-type="string">
            <text:p text:style-name="P43">Если 1, то сигнал /INT от W5300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41">1 (R/O)</text:p>
          </table:table-cell>
          <table:table-cell table:style-name="порт_23_83AB.A2" office:value-type="string">
            <text:p text:style-name="P41">-</text:p>
          </table:table-cell>
          <table:table-cell table:style-name="порт_23_83AB.C2" office:value-type="string">
            <text:p text:style-name="P43">Если 1, то установлен сигнал INTRQ от SL811HS (INTRQ=1)</text:p>
          </table:table-cell>
        </table:table-row>
        <table:table-row>
          <table:table-cell table:style-name="порт_23_83AB.A2" office:value-type="string">
            <text:p text:style-name="P41">0 (R/O)</text:p>
          </table:table-cell>
          <table:table-cell table:style-name="порт_23_83AB.A2" office:value-type="string">
            <text:p text:style-name="P41">-</text:p>
          </table:table-cell>
          <table:table-cell table:style-name="порт_23_83AB.C2" office:value-type="string">
            <text:p text:style-name="P43">Если 1, то установлен сигнал /INT от W5300 (/INT=0)</text:p>
          </table:table-cell>
        </table:table-row>
      </table:table>
      <text:p text:style-name="P22"/>
      <text:h text:style-name="P10" text:outline-level="5"><text:span text:style-name="T4">#8</text:span><text:span text:style-name="T6">2</text:span><text:span text:style-name="T4">AB – порт управления </text:span><text:span text:style-name="T6">W5300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0">Биты</text:p>
            </table:table-cell>
            <table:table-cell table:style-name="Table1.A1" office:value-type="string">
              <text:p text:style-name="P53">Значение после сброса</text:p>
            </table:table-cell>
            <table:table-cell table:style-name="Table1.C1" office:value-type="string">
              <text:p text:style-name="P53">Функция</text:p>
            </table:table-cell>
          </table:table-row>
        </table:table-header-rows>
        <table:table-row>
          <table:table-cell table:style-name="Table1.A2" office:value-type="string">
            <text:p text:style-name="P7"><text:span text:style-name="T5">7:</text:span><text:span text:style-name="T6">5</text:span><text:span text:style-name="T5"> (R/</text:span><text:span text:style-name="T6">W</text:span><text:span text:style-name="T5">)</text:span></text:p>
          </table:table-cell>
          <table:table-cell table:style-name="Table1.A2" office:value-type="string">
            <text:p text:style-name="P41">3'b000</text:p>
          </table:table-cell>
          <table:table-cell table:style-name="Table1.C2" office:value-type="string">
            <text:p text:style-name="P43">Старшие 3 бита адреса W5300 (ADDR[9:7]) при обращении к ней через порты #00AB..#7FAB.</text:p>
          </table:table-cell>
        </table:table-row>
        <table:table-row>
          <table:table-cell table:style-name="Table1.A2" office:value-type="string">
            <text:p text:style-name="P7"><text:span text:style-name="T6">4</text:span><text:span text:style-name="T5"> (R/W)</text:span></text:p>
          </table:table-cell>
          <table:table-cell table:style-name="Table1.A2" office:value-type="string">
            <text:p text:style-name="P39">0</text:p>
          </table:table-cell>
          <table:table-cell table:style-name="Table1.C2" office:value-type="string">
            <text:p text:style-name="P6"><text:span text:style-name="T5">Если 1, то </text:span><text:span text:style-name="T6">W5300 доступна в портах #00AB..#7FAB, при этом SL811HS в этих же портах становится недоступна. Биты адреса W5300 ADDR[6:0] равны битам ША A[14:8], также учитывается бит 3 данного порта.</text:span></text:p>
          </table:table-cell>
        </table:table-row>
        <table:table-row>
          <table:table-cell table:style-name="Table1.A2" office:value-type="string">
            <text:p text:style-name="P7"><text:span text:style-name="T6">3</text:span><text:span text:style-name="T5"> (R/W)</text:span></text:p>
          </table:table-cell>
          <table:table-cell table:style-name="Table1.A2" office:value-type="string">
            <text:p text:style-name="P39">0</text:p>
          </table:table-cell>
          <table:table-cell table:style-name="Table1.C2" office:value-type="string">
            <text:p text:style-name="P6"><text:span text:style-name="T5">Если </text:span><text:span text:style-name="T6">1</text:span><text:span text:style-name="T5">, то </text:span><text:span text:style-name="T6">при любом обращении к W5300 инвертируется ADDR[0] (действует как для mem-mapped обращений, так и для IO-mapped обращений).</text:span></text:p>
          </table:table-cell>
        </table:table-row>
        <table:table-row>
          <table:table-cell table:style-name="Table1.A2" office:value-type="string">
            <text:p text:style-name="P7"><text:span text:style-name="T6">2</text:span><text:span text:style-name="T5"> (R/W)</text:span></text:p>
          </table:table-cell>
          <table:table-cell table:style-name="Table1.A2" office:value-type="string">
            <text:p text:style-name="P39">0</text:p>
          </table:table-cell>
          <table:table-cell table:style-name="Table1.C2" office:value-type="string">
            <text:p text:style-name="P6"><text:span text:style-name="T5">Если </text:span><text:span text:style-name="T6">1</text:span><text:span text:style-name="T5">, то </text:span><text:span text:style-name="T6">адресное пространство W5300 подставляется вместо ROM адресного пространства Z80 (см. также биты 1:0 <text:s/>данного порта).</text:span></text:p>
          </table:table-cell>
        </table:table-row>
        <table:table-row>
          <table:table-cell table:style-name="Table1.A2" office:value-type="string">
            <text:p text:style-name="P41">1:0 (R/W)</text:p>
          </table:table-cell>
          <table:table-cell table:style-name="Table1.A2" office:value-type="string">
            <text:p text:style-name="P41">2'b00</text:p>
          </table:table-cell>
          <table:table-cell table:style-name="Table1.C2" office:value-type="string">
            <text:p text:style-name="P43">Область адресного пространства Z80, в котором происходит подстановка W5300 вместо ROM. 2'b00 – #0000..#3FFF, 2'b01 – #4000..#7FFF, 2'b10 – #8000..#BFFF, 2'b11 – #C000..#FFFF.</text:p>
          </table:table-cell>
        </table:table-row>
      </table:table>
      <text:p text:style-name="P9">Не допускается одновременно устанавливать в 1 биты 2 и 4 данного порта.</text:p>
      <text:h text:style-name="P11" text:outline-level="5"><text:span text:style-name="T4">#8</text:span><text:span text:style-name="T7">1</text:span><text:span text:style-name="T4">AB – порт управления </text:span><text:span text:style-name="T7">SL811H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1">Биты</text:p>
            </table:table-cell>
            <table:table-cell table:style-name="Table2.A1" office:value-type="string">
              <text:p text:style-name="P54">Значение после сброса</text:p>
            </table:table-cell>
            <table:table-cell table:style-name="Table2.C1" office:value-type="string">
              <text:p text:style-name="P54">Функция</text:p>
            </table:table-cell>
          </table:table-row>
        </table:table-header-rows>
        <table:table-row>
          <table:table-cell table:style-name="Table2.A2" office:value-type="string">
            <text:p text:style-name="P8"><text:span text:style-name="T5">7:</text:span><text:span text:style-name="T7">2</text:span><text:span text:style-name="T5"> </text:span><text:span text:style-name="T7">(-)</text:span></text:p>
          </table:table-cell>
          <table:table-cell table:style-name="Table2.A2" office:value-type="string">
            <text:p text:style-name="P44">-</text:p>
          </table:table-cell>
          <table:table-cell table:style-name="Table2.C2" office:value-type="string">
            <text:p text:style-name="P45">Не используются: при чтении значение не определено, при записи устанавливать в 0.</text:p>
          </table:table-cell>
        </table:table-row>
        <table:table-row>
          <table:table-cell table:style-name="Table2.A2" office:value-type="string">
            <text:p text:style-name="P8"><text:span text:style-name="T7">1</text:span><text:span text:style-name="T5"> (R/</text:span><text:span text:style-name="T7">O</text:span><text:span text:style-name="T5">)</text:span></text:p>
          </table:table-cell>
          <table:table-cell table:style-name="Table2.A2" office:value-type="string">
            <text:p text:style-name="P44">-</text:p>
          </table:table-cell>
          <table:table-cell table:style-name="Table2.C2" office:value-type="string">
            <text:p text:style-name="P45">Если 1, то на разъёме USB присутствует питание.</text:p>
          </table:table-cell>
        </table:table-row>
        <table:table-row>
          <table:table-cell table:style-name="Table2.A2" office:value-type="string">
            <text:p text:style-name="P42">0 (R/W)</text:p>
          </table:table-cell>
          <table:table-cell table:style-name="Table2.A2" office:value-type="string">
            <text:p text:style-name="P44">1</text:p>
          </table:table-cell>
          <table:table-cell table:style-name="Table2.C2" office:value-type="string">
            <text:p text:style-name="P46">Управление сигналом M/S SL811HS и подачей питания на USB-разъём с платы. Если 0, то M/S=0 (SL811HS – хост), питание подано. Если 1, то M/S=1 (SL811HS – девайс), питание не подано.</text:p>
          </table:table-cell>
        </table:table-row>
      </table:table>
      <text:h text:style-name="P15" text:outline-level="5"><text:soft-page-break/></text:h>
      <text:h text:style-name="P12" text:outline-level="5"><text:span text:style-name="T4">#8</text:span><text:span text:style-name="T8">0</text:span><text:span text:style-name="T4">AB – </text:span><text:span text:style-name="T8">адресный регистр</text:span><text:span text:style-name="T4"> </text:span><text:span text:style-name="T7">SL811HS</text:span></text:h>
      <text:p text:style-name="P2"><text:span text:style-name="T8">Недоступен, если бит </text:span><text:span text:style-name="T9">4 порта #82AB установлен в 1.</text:span></text:p>
      <text:h text:style-name="P13" text:outline-level="5"><text:span text:style-name="T4">#</text:span><text:span text:style-name="T9">00</text:span><text:span text:style-name="T4">AB..</text:span><text:span text:style-name="T9">#7FAB</text:span><text:span text:style-name="T4"> – </text:span><text:span text:style-name="T9">регистр данных SL811HS или адресное пространство W5300</text:span></text:h>
      <text:p text:style-name="P23">Регистр данных SL811HS, если бит 4 порта #82AB установлен в 0. Адресное пространство W5300 иначе.</text:p>
      <text:p text:style-name="P23"/>
      <text:h text:style-name="P35" text:outline-level="2">Memmapped обращения в W5300</text:h>
      <text:p text:style-name="P3"><text:span text:style-name="T10">Адресное пространство W5300 подставляется в адресное пространство Z80 в случае, если установлен бит 2 порта #82AB и биты адреса ША [15:14] совпадают с битами [1:0] порта #82AB. </text:span><text:span text:style-name="T11">Любая з</text:span><text:span text:style-name="T10">апись в указанное окно адресно</text:span><text:span text:style-name="T11">го</text:span><text:span text:style-name="T10"> пространств</text:span><text:span text:style-name="T11">а </text:span><text:span text:style-name="T10">также приводит к записи в W5300, чтение же идёт из W5300 только если в указанное окно адресного пространства подключен</text:span><text:span text:style-name="T11">о</text:span><text:span text:style-name="T10"> ROM (сигнал /CSROM активен). При таких обращениях учитывается бит 3 порта #82AB.</text:span></text:p>
      <text:p text:style-name="P24">Адреса внутри окна адресного пространства (+#0000..+#3FFF) преобразуются в адреса W5300 следующим образом (приведено для случая, когда бит 3 порта #82AB установлен в 0):</text:p>
      <table:table table:name="Соответствие_адресов_W5300_и_Z80" table:style-name="Соответствие_5f_адресов_5f_W5300_5f_и_5f_Z80">
        <table:table-column table:style-name="Соответствие_5f_адресов_5f_W5300_5f_и_5f_Z80.A"/>
        <table:table-column table:style-name="Соответствие_5f_адресов_5f_W5300_5f_и_5f_Z80.B"/>
        <table:table-header-rows>
          <table:table-row>
            <table:table-cell table:style-name="Соответствие_5f_адресов_5f_W5300_5f_и_5f_Z80.A1" office:value-type="string">
              <text:p text:style-name="P55">Смещение в окне адресного пространства Z80</text:p>
            </table:table-cell>
            <table:table-cell table:style-name="Соответствие_5f_адресов_5f_W5300_5f_и_5f_Z80.B1" office:value-type="string">
              <text:p text:style-name="P55">Адреса W5300</text:p>
            </table:table-cell>
          </table:table-row>
        </table:table-header-rows>
        <table:table-row>
          <table:table-cell table:style-name="Соответствие_5f_адресов_5f_W5300_5f_и_5f_Z80.A2" office:value-type="string">
            <text:p text:style-name="P47">#0000..#1FFF</text:p>
          </table:table-cell>
          <table:table-cell table:style-name="Соответствие_5f_адресов_5f_W5300_5f_и_5f_Z80.B2" office:value-type="string">
            <text:p text:style-name="P47">Всё адресное пространство W5300 (1024 байта) в неизменном виде, повторяется 8 раз.</text:p>
          </table:table-cell>
        </table:table-row>
        <table:table-row>
          <table:table-cell table:style-name="Соответствие_5f_адресов_5f_W5300_5f_и_5f_Z80.A2" office:value-type="string">
            <text:p text:style-name="P47">#2000..#21FF</text:p>
          </table:table-cell>
          <table:table-cell table:style-name="Соответствие_5f_адресов_5f_W5300_5f_и_5f_Z80.B2" office:value-type="string">
            <text:p text:style-name="P47">Повторение 256 раз регистров #22E, #22F (socket 0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2200..#23FF</text:p>
          </table:table-cell>
          <table:table-cell table:style-name="Соответствие_5f_адресов_5f_W5300_5f_и_5f_Z80.B2" office:value-type="string">
            <text:p text:style-name="P47">Повторение 256 раз регистров #26E, #26F (socket 1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2400..#25FF</text:p>
          </table:table-cell>
          <table:table-cell table:style-name="Соответствие_5f_адресов_5f_W5300_5f_и_5f_Z80.B2" office:value-type="string">
            <text:p text:style-name="P47">Повторение 256 раз регистров #2AE, #2AF (socket 2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2600..#27FF</text:p>
          </table:table-cell>
          <table:table-cell table:style-name="Соответствие_5f_адресов_5f_W5300_5f_и_5f_Z80.B2" office:value-type="string">
            <text:p text:style-name="P47">Повторение 256 раз регистров #2EE, #2EF (socket 3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2800..#29FF</text:p>
          </table:table-cell>
          <table:table-cell table:style-name="Соответствие_5f_адресов_5f_W5300_5f_и_5f_Z80.B2" office:value-type="string">
            <text:p text:style-name="P47">Повторение 256 раз регистров #32E, #32F (socket 4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2A00..#2BFF</text:p>
          </table:table-cell>
          <table:table-cell table:style-name="Соответствие_5f_адресов_5f_W5300_5f_и_5f_Z80.B2" office:value-type="string">
            <text:p text:style-name="P47">Повторение 256 раз регистров #36E, #36F (socket 5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2C00..#2DFF</text:p>
          </table:table-cell>
          <table:table-cell table:style-name="Соответствие_5f_адресов_5f_W5300_5f_и_5f_Z80.B2" office:value-type="string">
            <text:p text:style-name="P47">Повторение 256 раз регистров #3AE, #3AF (socket 6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2E00..#2FFF</text:p>
          </table:table-cell>
          <table:table-cell table:style-name="Соответствие_5f_адресов_5f_W5300_5f_и_5f_Z80.B2" office:value-type="string">
            <text:p text:style-name="P47">Повторение 256 раз регистров #3EE, #3EF (socket 7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3000..#31FF</text:p>
          </table:table-cell>
          <table:table-cell table:style-name="Соответствие_5f_адресов_5f_W5300_5f_и_5f_Z80.B2" office:value-type="string">
            <text:p text:style-name="P48">Повторение 256 раз регистров #230, #231 (socket 0 RX FIFO register)</text:p>
          </table:table-cell>
        </table:table-row>
        <text:soft-page-break/>
        <table:table-row>
          <table:table-cell table:style-name="Соответствие_5f_адресов_5f_W5300_5f_и_5f_Z80.A2" office:value-type="string">
            <text:p text:style-name="P47">#3200..#33FF</text:p>
          </table:table-cell>
          <table:table-cell table:style-name="Соответствие_5f_адресов_5f_W5300_5f_и_5f_Z80.B2" office:value-type="string">
            <text:p text:style-name="P48">Повторение 256 раз регистров #270, #271 (socket 1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3400..#35FF</text:p>
          </table:table-cell>
          <table:table-cell table:style-name="Соответствие_5f_адресов_5f_W5300_5f_и_5f_Z80.B2" office:value-type="string">
            <text:p text:style-name="P48">Повторение 256 раз регистров #2B0, #2B1 (socket 2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3600..#37FF</text:p>
          </table:table-cell>
          <table:table-cell table:style-name="Соответствие_5f_адресов_5f_W5300_5f_и_5f_Z80.B2" office:value-type="string">
            <text:p text:style-name="P48">Повторение 256 раз регистров #2F0, #2F1 (socket 3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3800..#39FF</text:p>
          </table:table-cell>
          <table:table-cell table:style-name="Соответствие_5f_адресов_5f_W5300_5f_и_5f_Z80.B2" office:value-type="string">
            <text:p text:style-name="P48">Повторение 256 раз регистров #330, #331 (socket 4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3A00..#3BFF</text:p>
          </table:table-cell>
          <table:table-cell table:style-name="Соответствие_5f_адресов_5f_W5300_5f_и_5f_Z80.B2" office:value-type="string">
            <text:p text:style-name="P48">Повторение 256 раз регистров #370, #371 (socket 5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3C00..#3DFF</text:p>
          </table:table-cell>
          <table:table-cell table:style-name="Соответствие_5f_адресов_5f_W5300_5f_и_5f_Z80.B2" office:value-type="string">
            <text:p text:style-name="P48">Повторение 256 раз регистров #3B0, #3B1 (socket 6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7">#3E00..#3FFF</text:p>
          </table:table-cell>
          <table:table-cell table:style-name="Соответствие_5f_адресов_5f_W5300_5f_и_5f_Z80.B2" office:value-type="string">
            <text:p text:style-name="P48">Повторение 256 раз регистров #3F0, #3F1 (socket 7 RX FIFO register)</text:p>
          </table:table-cell>
        </table:table-row>
      </table:table>
      <text:p text:style-name="P25"/>
      <text:h text:style-name="P36" text:outline-level="2">Работа с SL811HS</text:h>
      <text:p text:style-name="P26">Режимы host/device следует переключать ?????</text:p>
      <text:h text:style-name="P37" text:outline-level="2"><text:span text:style-name="T12">Работа с </text:span><text:span text:style-name="T16">W5300</text:span></text:h>
      <text:p text:style-name="P28"><text:span text:style-name="T23"><text:tab/></text:span><text:span text:style-name="T24">Ресет чипа.</text:span></text:p>
      <text:p text:style-name="P28"><text:span text:style-name="T26">В</text:span><text:span text:style-name="T27">се тайминги округлены до 50мс</text:span></text:p>
      <text:p text:style-name="P28"><text:span text:style-name="T17">halt</text:span></text:p>
      <text:p text:style-name="P28"><text:span text:style-name="T17">ld bc,0x83ab</text:span></text:p>
      <text:p text:style-name="P28"><text:span text:style-name="T17">in a,(c)</text:span></text:p>
      <text:p text:style-name="P28"><text:span text:style-name="T17">and 0x</text:span><text:span text:style-name="T18">ee</text:span></text:p>
      <text:p text:style-name="P28"><text:span text:style-name="T17">out (c),a<text:tab/></text:span><text:span text:style-name="T18">; </text:span><text:span text:style-name="T27">ресет</text:span></text:p>
      <text:p text:style-name="P28"><text:span text:style-name="T18">halt</text:span></text:p>
      <text:p text:style-name="P28"><text:span text:style-name="T18">or 0x10</text:span></text:p>
      <text:p text:style-name="P28"><text:span text:style-name="T18">out (c),a<text:tab/>; </text:span><text:span text:style-name="T27">снятие ресета</text:span></text:p>
      <text:p text:style-name="P19"><text:span text:style-name="T18">halt</text:span></text:p>
      <text:p text:style-name="P29"><text:span text:style-name="T28"><text:tab/>Проецирование регистров в адресное пространство </text:span><text:span text:style-name="T18">z80.</text:span></text:p>
      <text:p text:style-name="P30"><text:span text:style-name="T28"><text:s/><text:tab/>Для примера проецируем в адреса </text:span><text:span text:style-name="T18">0xc000-0xffff (</text:span><text:span text:style-name="T28">в условиях </text:span><text:span text:style-name="T18">ZX-Evo baseconf)</text:span><text:span text:style-name="T28">. </text:span><text:span text:style-name="T19"><text:s/></text:span><text:span text:style-name="T29">Проецирование будет происходить только при подключенном ПЗУ в заданном адресном окне. <text:s text:c="2"/>Страница ПЗУ не имеет значения:</text:span></text:p>
      <text:p text:style-name="P31"><text:span text:style-name="T30">ld a,1</text:span></text:p>
      <text:p text:style-name="P31"><text:span text:style-name="T30">out (0xbf),a</text:span></text:p>
      <text:p text:style-name="P31"><text:span text:style-name="T31">ld bc,0xfff7</text:span></text:p>
      <text:p text:style-name="P31"><text:span text:style-name="T30">ld a,0x3f</text:span></text:p>
      <text:p text:style-name="P31"><text:span text:style-name="T30">out (c),a</text:span></text:p>
      <text:p text:style-name="P32"><text:span text:style-name="T30">Теперь включаем проецирование:</text:span></text:p>
      <text:p text:style-name="P31"><text:span text:style-name="T30">ld bc,0x82ab</text:span></text:p>
      <text:p text:style-name="P31"><text:span text:style-name="T30">ld a,7</text:span></text:p>
      <text:p text:style-name="P31"><text:span text:style-name="T30">out (c),a</text:span></text:p>
      <text:p text:style-name="P28"><text:span text:style-name="T30">При включенном 2 бите порта </text:span><text:span text:style-name="T20">0x82ab, <text:s/></text:span><text:span text:style-name="T30">вне зависимости подключено ПЗУ или нет, будет происходить запись в регистры </text:span><text:span text:style-name="T21">W5300</text:span><text:span text:style-name="T30">(при совпадении адреса записи с </text:span><text:span text:style-name="T20">адреcным</text:span><text:span text:style-name="T30"> окном назначенным битами 0:1 порта 0</text:span><text:span text:style-name="T20">x82ab</text:span><text:span text:style-name="T30">).</text:span></text:p>
      <text:p text:style-name="P28"><text:span text:style-name="T25"><text:tab/>Инверсия нулевого бита адреса.</text:span></text:p>
      <text:p text:style-name="P28"><text:span text:style-name="T32">Так как </text:span><text:span text:style-name="T22">W5300</text:span><text:span text:style-name="T32"> имеет шестнадцатибитную бигэндиан архитектуру, то для удобства счи</text:span><text:span text:style-name="T33">тывания регистров можно использовать данную функцию.</text:span></text:p>
      <text:p text:style-name="P31"><text:span text:style-name="T30">ld bc,0x82ab</text:span></text:p>
      <text:p text:style-name="P31"><text:span text:style-name="T34">in a,(c)</text:span></text:p>
      <text:p text:style-name="P31"><text:span text:style-name="T34">or 0x08</text:span></text:p>
      <text:p text:style-name="P19"><text:span text:style-name="T14">out (c),a</text:span></text:p>
      <text:p text:style-name="P28"><text:soft-page-break/><text:span text:style-name="T13">Теперь можно считывать <text:s/>шестнадцатибитные регистры одной командой: </text:span><text:span text:style-name="T15">ld hl,(wiznet_reg).</text:span></text:p>
      <text:p text:style-name="P28"><text:span text:style-name="T13">Исключением будут только регистры </text:span><text:span text:style-name="T15">FIFO, </text:span><text:span text:style-name="T13">так как из них следует вычитывать(записывать) данные строго сначала старший - затем младший байт.</text:span></text:p>
      <text:p text:style-name="P27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23:05:55</meta:creation-date>
    <dc:date>2013-06-05T19:45:03.95</dc:date>
    <meta:editing-duration>P1DT11H53M37S</meta:editing-duration>
    <meta:editing-cycles>21</meta:editing-cycles>
    <meta:generator>LibreOffice/4.0.2.2$Windows_x86 LibreOffice_project/4c82dcdd6efcd48b1d8bba66bfe1989deee49c3</meta:generator>
    <meta:document-statistic meta:table-count="4" meta:image-count="0" meta:object-count="0" meta:page-count="6" meta:paragraph-count="155" meta:word-count="982" meta:character-count="6450" meta:non-whitespace-character-count="5606"/>
  </office:meta>
</office:document-meta>
</file>